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5.5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225cm"/>
    </style:style>
    <style:style style:name="co4" style:family="table-column">
      <style:table-column-properties fo:break-before="auto" style:column-width="2.977cm"/>
    </style:style>
    <style:style style:name="co5" style:family="table-column">
      <style:table-column-properties fo:break-before="auto" style:column-width="2.868cm"/>
    </style:style>
    <style:style style:name="co6" style:family="table-column">
      <style:table-column-properties fo:break-before="auto" style:column-width="3.505cm"/>
    </style:style>
    <style:style style:name="co7" style:family="table-column">
      <style:table-column-properties fo:break-before="auto" style:column-width="2.859cm"/>
    </style:style>
    <style:style style:name="co8" style:family="table-column">
      <style:table-column-properties fo:break-before="auto" style:column-width="3.607cm"/>
    </style:style>
    <style:style style:name="co9" style:family="table-column">
      <style:table-column-properties fo:break-before="auto" style:column-width="12.22cm"/>
    </style:style>
    <style:style style:name="co10" style:family="table-column">
      <style:table-column-properties fo:break-before="auto" style:column-width="18.424cm"/>
    </style:style>
    <style:style style:name="co11" style:family="table-column">
      <style:table-column-properties fo:break-before="auto" style:column-width="5.701cm"/>
    </style:style>
    <style:style style:name="co12" style:family="table-column">
      <style:table-column-properties fo:break-before="auto" style:column-width="5.191cm"/>
    </style:style>
    <style:style style:name="co13" style:family="table-column">
      <style:table-column-properties fo:break-before="auto" style:column-width="9.7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12cm" fo:break-before="page" style:use-optimal-row-height="true"/>
    </style:style>
    <style:style style:name="ro7" style:family="table-row">
      <style:table-row-properties style:row-height="0.631cm" fo:break-before="auto" style:use-optimal-row-height="false"/>
    </style:style>
    <style:style style:name="ro8" style:family="table-row">
      <style:table-row-properties style:row-height="0.473cm" fo:break-before="auto" style:use-optimal-row-height="false"/>
    </style:style>
    <style:style style:name="ro9" style:family="table-row">
      <style:table-row-properties style:row-height="1.48cm" fo:break-before="auto" style:use-optimal-row-height="false"/>
    </style:style>
    <style:style style:name="ro10" style:family="table-row">
      <style:table-row-properties style:row-height="0.526cm" fo:break-before="auto" style:use-optimal-row-height="false"/>
    </style:style>
    <style:style style:name="ro11" style:family="table-row">
      <style:table-row-properties style:row-height="0.605cm" fo:break-before="auto" style:use-optimal-row-height="false"/>
    </style:style>
    <style:style style:name="ro12" style:family="table-row">
      <style:table-row-properties style:row-height="0.702cm" fo:break-before="auto" style:use-optimal-row-height="false"/>
    </style:style>
    <style:style style:name="ro13" style:family="table-row">
      <style:table-row-properties style:row-height="2.895cm" fo:break-before="auto" style:use-optimal-row-height="false"/>
    </style:style>
    <style:style style:name="ro14" style:family="table-row">
      <style:table-row-properties style:row-height="3.808cm" fo:break-before="page" style:use-optimal-row-height="false"/>
    </style:style>
    <style:style style:name="ro15" style:family="table-row">
      <style:table-row-properties style:row-height="2.588cm" fo:break-before="auto" style:use-optimal-row-height="false"/>
    </style:style>
    <style:style style:name="ro16" style:family="table-row">
      <style:table-row-properties style:row-height="2.148cm" fo:break-before="auto" style:use-optimal-row-height="false"/>
    </style:style>
    <style:style style:name="ro17" style:family="table-row">
      <style:table-row-properties style:row-height="1.93cm" fo:break-before="auto" style:use-optimal-row-height="false"/>
    </style:style>
    <style:style style:name="ro18" style:family="table-row">
      <style:table-row-properties style:row-height="0.845cm" fo:break-before="auto" style:use-optimal-row-height="false"/>
    </style:style>
    <style:style style:name="ro19" style:family="table-row">
      <style:table-row-properties style:row-height="1.184cm" fo:break-before="auto" style:use-optimal-row-height="false"/>
    </style:style>
    <style:style style:name="ro20" style:family="table-row">
      <style:table-row-properties style:row-height="1.334cm" fo:break-before="auto" style:use-optimal-row-height="false"/>
    </style:style>
    <style:style style:name="ro21" style:family="table-row">
      <style:table-row-properties style:row-height="0.654cm" fo:break-before="auto" style:use-optimal-row-height="true"/>
    </style:style>
    <style:style style:name="ro22" style:family="table-row">
      <style:table-row-properties style:row-height="0.455cm" fo:break-before="auto" style:use-optimal-row-height="true"/>
    </style:style>
    <style:style style:name="ro23" style:family="table-row">
      <style:table-row-properties style:row-height="1.376cm" fo:break-before="auto" style:use-optimal-row-height="true"/>
    </style:style>
    <style:style style:name="ro24" style:family="table-row">
      <style:table-row-properties style:row-height="1.012cm" fo:break-before="auto" style:use-optimal-row-height="true"/>
    </style:style>
    <style:style style:name="ro25" style:family="table-row">
      <style:table-row-properties style:row-height="0.605cm" fo:break-before="auto" style:use-optimal-row-height="true"/>
    </style:style>
    <style:style style:name="ro26" style:family="table-row">
      <style:table-row-properties style:row-height="0.596cm" fo:break-before="auto" style:use-optimal-row-height="false"/>
    </style:style>
    <style:style style:name="ro27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3" style:family="table-cell" style:parent-style-name="Default">
      <style:table-cell-properties fo:background-color="#ffff00" fo:wrap-option="wrap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b2b2b2"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 fo:wrap-option="wrap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6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fo:wrap-option="wrap" fo:border="0.06pt solid #00000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wrap-option="wrap" fo:border="0.06pt solid #000000" style:vertical-align="middle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ffff00" fo:wrap-option="wrap" fo:border="0.06pt solid #000000" style:vertical-align="middle"/>
      <style:text-properties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fo:wrap-option="wrap" fo:border="0.06pt solid #00000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83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fo:background-color="#ffff00" style:text-align-source="fix" style:repeat-content="false" fo:wrap-option="wrap" fo:border="non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86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</style:style>
    <style:style style:name="ce87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8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8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text-line-through-type="none" style:font-name="Liberation Sans Narrow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bold" style:font-name-complex="Lucida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9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98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99" style:family="table-cell" style:parent-style-name="Default">
      <style:table-cell-properties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able-cell-properties fo:wrap-option="wrap"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 fo:font-weight="bold" style:font-size-asian="12pt" style:font-size-complex="12pt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style:font-name="Liberation Sans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9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size="10pt" style:font-size-asian="10pt" style:font-size-complex="10pt" fo:font-weight="bold" style:font-weight-asian="bold" style:font-weight-complex="bold"/>
    </style:style>
    <style:style style:name="T10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size="10pt" style:font-size-asian="10pt" style:font-size-complex="10pt" fo:font-weight="normal" style:font-weight-asian="normal" style:font-weight-complex="normal"/>
    </style:style>
    <style:style style:name="T11" style:family="text">
      <style:text-properties style:font-name="Liberation Sans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font-size="12pt" style:text-underline-style="solid" style:text-underline-width="auto" style:text-underline-color="font-color" style:font-size-asian="12pt" style:font-size-complex="12pt"/>
    </style:style>
    <style:style style:name="T12" style:family="text">
      <style:text-properties fo:font-weight="bold" style:font-weight-asian="bold" style:font-weight-complex="bold" fo:font-size="12pt" style:text-underline-style="solid" style:text-underline-width="auto" style:text-underline-color="font-color" style:font-size-asian="12pt" style:font-size-complex="12pt"/>
    </style:style>
    <style:style style:name="T13" style:family="text">
      <style:text-properties fo:font-size="14pt" fo:font-weight="bold" style:font-size-asian="14pt" style:font-size-complex="14pt" style:font-weight-asian="bold" style:font-weight-complex="bold"/>
    </style:style>
    <style:style style:name="T14" style:family="text">
      <style:text-properties fo:font-size="11pt" fo:font-weight="bold" style:font-size-asian="11pt" style:font-size-complex="11pt" style:font-weight-asian="bold" style:font-weight-complex="bold"/>
    </style:style>
    <style:style style:name="T15" style:family="text">
      <style:text-properties style:font-name="Liberation Sans" fo:font-size="15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5pt" style:font-size-complex="1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17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size="10pt" fo:font-weight="normal" style:font-size-asian="10pt" style:font-size-complex="10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Outros" table:style-name="ta1">
        <office:forms form:automatic-focus="false" form:apply-design-mode="false"/>
        <table:table-column table:style-name="co1" table:default-cell-style-name="ce65"/>
        <table:table-column table:style-name="co2" table:number-columns-repeated="1023" table:default-cell-style-name="Default"/>
        <table:table-row table:style-name="ro1">
          <table:table-cell table:style-name="ce63" office:value-type="string" calcext:value-type="string">
            <text:p>Entrada – Fornecedor - <text:s text:c="7"/>/n/AVALARA/ZTDR011</text:p>
          </table:table-cell>
          <table:table-cell table:number-columns-repeated="1023"/>
        </table:table-row>
        <table:table-row table:style-name="ro2">
          <table:table-cell table:style-name="Default" office:value-type="string" calcext:value-type="string">
            <text:p>ME2L para descobrir o numero do PEDIDO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3">
          <table:table-cell office:value-type="string" calcext:value-type="string">
            <text:p>NrNotaFiscal: Informar numero da nota, se tiver mais de uma nota clicar na caixa com uma seta pra informar varias notas → <text:s/>Executar → Pode marcar varias notas ou todas para fazer o processo de modo mais prático → Lote tem que estar REV_CMERC, se não tiver: <text:s/>Seleciona nota → Alterar em lote → Mudar → Selecione REV_CMERC → Processar → Selecionar Pedido do lado esquerdo → Arrastar o pedido para o lado direito → item a item→ Gravar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ARAR PEDIDO = SI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IAR INBOUND DELIVERY = SI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MULAR MIGO = SI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MULAR MIRO = SI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GRAÇÃO INBOUND DELIVERY = SIM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IAR MIGO = NÃO <text:s/>(porque ainda será feita a conferência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otar INBOUND gerado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ZMM020 – Acessar monit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1">Entrega: INBOUND Gerado  → Executar → SELECIONE: Criar Ordem Coletor → Executar→ Selecionar Nota → Gravar Ordem Coletor →Preencher pront. Do Conferente → Monitor de controle → Excecutar</text:span>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O COLETOR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SUARIO E SENHA <text:s text:c="2"/>→ RECEBIMENTO-LOJA <text:s text:c="3"/>→ COLETOR RF → CLIQUE NA ORDEM <text:s/>→ COLETAR CÓDIGO → INFORMAR QUANTIDADE → CONFIRMA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BS.: SE NÃO TIVER EAN PRA COLETAR → CLICA EM SALVAR → VAI APARECER OS ITENS → SELECIONA O ITEM QUE TÁ CONFERINDO E COLOCA A QUANTIDAD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UITA ATENÇÃO: APENAS 03 CHANCES DE RECONTAGEM, DEPOIS O SISTEMA EMITE A DEVOLUÇÃO AUTOMÁTICA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ZMM020 – Acessar monitor <text:s/>- <text:s text:c="2"/>SALVAR <text:s text:c="2"/>→ SELECIONE MONITOR DE CONTROLE → EXECUTAR → ARRASTAR A BARRA PARA VERIFICAR A QUANTIDADE RECEBIDA E SE ESTÁ NO STATUS 02 → VOLTAR → SELECIONE: ATUALIZAR ORDEM MONITOR→ EXECUTAR → PREENCHER NUMERO DA ORDEM → AVANÇA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BS.: No caso de uma entrega ter varias notas (ex. COCA COLA) e precisar devolver apenas a nota que contém item com problemas: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DESMARCAR A INBOUND REFERENTE A NOTA QUE CONTÉM ERRO → LIBERAR EM → <text:s/>NESSE CASO O SISTEMA IRÁ ATUALIZAR AS CORRETAS (se for apenas uma nota, cancela o processo de RECEBIMENTO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ão esquecer de voltar a nota que não recebeu para a posição inicial (INTEGRAÇÃO DO XML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LISTA DOS PRINCIPAIS LOTES MAIS USADOS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V-BONEM----------------(antiga agenda 8)----------BONIFICAÇÃ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V-CMERC ---------------(antiga agenda 2)----------FORNECEDOR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V-CMERC1-------------- (antiga agenda 350) ------BENASS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V.EMCONS -------------(antiga agenda 7) ---------CONSIGNAÇÃ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V-EMUSOC -------------(antiga agenda 907) ------SACOLA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V-OUTEM--------------- (antiga agenda 20) --------C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licar em WORKFLOW para saber em qual parte do processo a nota est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icar em ESTORNO, caso precise desfazer algum process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icar no ícone LOG para ver detalhes dos lançamentos ou erros que impeçam a atualizaçã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1">Clicar no ícone </text:span>DOCUMENTOS para ver todos os documentos que foram gerados para uma nota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AVALARA/ZTDR011 – NFE → SELECIONE A NFE →WORKFLOW – VERIFICAR SE TODAS ETAPAS ATÉ CRIAR MIRO ESTÁ LISTADO – RECEBIMENTO FINALIZADO</text:span> 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ATENÇÃO: SE APARECER O ERRO “SEM GTIN” NÃO RECEBER 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ENVIAR O PRINT DA TELA NO GRUPO DO TEAMS COM OS NOMES CONFORME ABAIXO:</text:p>
          </table:table-cell>
          <table:table-cell table:style-name="ce69" table:number-columns-repeated="1023"/>
        </table:table-row>
        <table:table-row table:style-name="ro2">
          <table:table-cell table:style-name="ce3" office:value-type="string" calcext:value-type="string">
            <text:p>AJUSTES DE CADASTRO = @Patricia Gomes Pereira​ @Henrique Gioio​ @Andre Leite ​@Cintia Regina Marcondes dos Santos Severino​​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AJUSTES NO PEDIDO (PREÇO, QUANTIDADE, ALIQUOTA) = @Luciana de Amorim Moreira Veridiano @​Priscila Cardoso de Andrade​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AJUSTE FISCAL (NCM , SALDO , ALIQUOTA) = @Vagner Mazza @​Beatriz da Silva Ramos​​</text:p>
          </table:table-cell>
          <table:table-cell table:number-columns-repeated="1023"/>
        </table:table-row>
        <table:table-row table:style-name="ro6">
          <table:table-cell table:style-name="ce63" office:value-type="string" calcext:value-type="string">
            <text:p>Entrada – Notas do CD - <text:s text:c="7"/>/n/AVALARA/ZTDR011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NrNotaFiscal: Informar numero da nota, se tiver mais de uma nota clicar na caixa com uma seta pra informar varias notas → Executar → Aqui pode marcar varias notas ou todas para fazer o processo de modo mais prático → Lote tem que estar REV_OUTEM, se não tiver: Seleciona nota → Alterar em lote → Mudar → Selecione REV_OUTEM → Depois de ajustadas as notas → PROCESSO → PROCESSO (nota atualizada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LISTA DOS PRINCIPAIS LOTES MAIS USADOS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V-BONEM----------------(antiga agenda 8)----------BONIFICAÇÃ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V-CMERC ---------------(antiga agenda 2)----------FORNECEDOR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V-CMERC1-------------- (antiga agenda 350) ------BENASS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V.EMCONS -------------(antiga agenda 7) ---------CONSIGNAÇÃ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V-EMUSOC -------------(antiga agenda 907) ------SACOLA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V-OUTEM--------------- (antiga agenda 20) --------C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licar em WORKFLOW para saber em qual parte do processo a nota est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icar em ESTORNO, caso precise desfazer algum process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icar no ícone LOG para ver detalhes dos lançamentos ou erros que impeçam a atualizaçã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1">Clicar no ícone </text:span>DOCUMENTOS para ver todos os documentos que foram gerados para uma nota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63" office:value-type="string" calcext:value-type="string">
            <text:p>Compras</text:p>
          </table:table-cell>
          <table:table-cell table:number-columns-repeated="1023"/>
        </table:table-row>
        <table:table-row table:style-name="ro2">
          <table:table-cell table:style-name="ce68" office:value-type="string" calcext:value-type="string">
            <text:p>FAZER O PEDIDO:</text:p>
          </table:table-cell>
          <table:table-cell table:style-name="ce70" table:number-columns-repeated="1023"/>
        </table:table-row>
        <table:table-row table:style-name="ro4">
          <table:table-cell table:style-name="ce68" office:value-type="string" calcext:value-type="string">
            <text:p><text:span text:style-name="T2">WWP1 → CENTRO: 1037 → CAT.CENTRO: “A” → ORG COMPRA: 2000 →GRP.COMPRADOR: P99 → FORNECEDOR: “        ”→ Lá em baixo→→→ </text:span> TIPO DE COMPRA: ZREV (normal)---   ZNED  (SEM EDI) → NA ÚLTIMA PASTA → NOVA ENTRADA → ALTERAR AS QUANTIDADES → GRAVAR </text:p>
          </table:table-cell>
          <table:table-cell table:style-name="ce70" table:number-columns-repeated="1023"/>
        </table:table-row>
        <table:table-row table:style-name="ro2">
          <table:table-cell table:style-name="ce68"/>
          <table:table-cell table:style-name="ce70" table:number-columns-repeated="1023"/>
        </table:table-row>
        <table:table-row table:style-name="ro2">
          <table:table-cell table:style-name="ce68" office:value-type="string" calcext:value-type="string">
            <text:p>IMPRIMIR O PEDIDO:</text:p>
          </table:table-cell>
          <table:table-cell table:style-name="ce70" table:number-columns-repeated="1023"/>
        </table:table-row>
        <table:table-row table:style-name="ro4">
          <table:table-cell table:style-name="ce68" office:value-type="string" calcext:value-type="string">
            <text:p>WWP1 → CENTRO: 1037 → CAT.CENTRO: “A” → ORG COMPRA: 2000 → FORNECEDOR: “ <text:s text:c="7"/>”→ GRP.COMPRADOR: P99 → TIPO DE COMPRA: ZREV --- <text:s text:c="2"/>ZNED <text:s/>(SEM EDI) → NA ÚLTIMA PASTA → CLICA NO PEDIDO COM O BOTAO DIREITO DO MOUSE→ MODIFICAR → VIZUALIZAÇÃO PARA IMPRIMIR</text:p>
          </table:table-cell>
          <table:table-cell table:style-name="ce70"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63" office:value-type="string" calcext:value-type="string">
            <text:p>DEVOLUÇÃO AO FORNECEDOR (ANTIGA 636)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TRANSFERIR PARA O DEPÓSITO DE TROCA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MIGO → TRANSFERENCIA → OUTROS → MOV. 311 → DEPOSITO DE ORIGEM → DEPÓSITO DESTINO → MATERIAL → QUANTIDADE → <text:s/>ONDE → MOTIVO DO MOVIMENTO</text:p>
          </table:table-cell>
          <table:table-cell table:number-columns-repeated="1023"/>
        </table:table-row>
        <table:table-row table:style-name="ro7">
          <table:table-cell table:number-columns-repeated="1024"/>
        </table:table-row>
        <table:table-row table:style-name="ro8">
          <table:table-cell office:value-type="string" calcext:value-type="string">
            <text:p>COM O CÓDIGO DO FORNECEDOR EM MÃOS: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ZMM026 → SELECIONE OUTROS FORNECEDORES → MATERIAL (PODE INCLUIR VÁRIOS DE UMA SÓ VEZ)→ CENTRO → DATA ATUAL→ FORNECEDOR → EXECUTAR → <text:s/>SELEÇÃO DO ITEM → QUANTIDADE A DEVOLVER →UMB: TIPO DE EMBALAGEM → DEP: (DE ONDE SERÁ TIRADA)→ LANÇAMENTO FISICO / FISCAL → STATUS “X” → SIGNIFICA QUE O LANÇAMENTO ESTÁ COMPLETO →ANOTAR MIRO 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2">
          <table:table-cell office:value-type="string" calcext:value-type="string">
            <text:p>EXIBIR O DOCUMENTO EMITIDO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R4 – Nº DOC FATURAMENTO “MIRO” → NOTA FISCAL → Anote o numero do documento original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IMPRIMIR NOTA: /n/</text:span>Avalara/ZTDER101 →  FORNECEDOR → nº NFE  →empresa 1000 → Doc. num: Nº documento original → EXECUTAR → SELECIONE A NOTA → EXIBIR NOTA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6">
          <table:table-cell table:style-name="ce63" office:value-type="string" calcext:value-type="string">
            <text:p>SOLICITAR TRANSFERENCIA DE OUTRA FILIAL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DIDO DE TRANSFERÊNCI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ME21N → PED. TRANSF. ESTOQUE → CENTRO FORNECEDOR: FILIAL QUE ESTOU SOLICITANDO→ ORG. COMPRAS: 2000 → GRP. COMPRADORES: P99 → EMPRESA: 1000 → MATERIAL → QUANT → DATA PRETENDIDA → MINHA FILIAL → DEPÓSITO: 0001 → GRAVAR → ANOTAR PEDIDO E INFORMAR A LOJA QUE IRÁ NOS ENVIAR 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1">
          <table:table-cell table:style-name="ce63" office:value-type="string" calcext:value-type="string">
            <text:p>EMITIR TRANSFERENCIA COM PEDIDO SA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MISSÃO DE NOTA DE TRANSFERENCI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L10B → LOCAL DE EXPEDIÇÃO: MINHA FILIAL → PEDIDO: NUMERO QUE A FILIAL SOLICITANTE INFORMOU → EXCECUTAR → SELECIONE O PEDIDO → BACKGROUND → ANOTE O NUMERO DA REMESSA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VL02N → NUMERO DE REMESSA → AVANÇAR → PICKING → QUANT. ENVIADA → STAT.GLOB.PICKING = “C”(PICKING COMPLETO) → CLIQUE NO BOTÃO “MAIS” CLIQUE EM “PROCESSAR” CLIQUE EM “LOG DE DADOS INCOMPLETOS” (pra verificar se todos os campos foram preenchidos) → GRAVAR → ANOTE O NUMERO DA ORDEM → REGISTRAR SM → FLUXO DE DOCUMENTOS – DUPLO CLIQUE NA MIGO → EXIBIR DOCUMENTO → NOTA FISCAL → ANOTAR DOCNU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VA03 → ALTERAR UMA ORDEM QUE FOI GRAVADA E FINALIZAR O PROCESSO DE REMESSA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IMPRIMIR NOTA: /n/</text:span>Avalara/ZTDER101 →  FORNECEDOR → nº NFE  →empresa 1000 → Doc. num: Nº documento original → EXECUTAR → SELECIONE A NOTA → EXIBIR NOTA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1">
          <table:table-cell table:style-name="ce63" office:value-type="string" calcext:value-type="string">
            <text:p>TRANSFERÊNCIA DE SAP PARA RMS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VA01 → TIPO DE ORDEM: Z210 → <text:s/>ORG. VENDA: 1000 → CANAL: 20 → SETOR: 10 → AVANÇAR → EMISSOR DA ORDEM: LOJA DESTINO (rms) →AVANCAR → MATERIAL → QUANT → CENTRO: MINHA LOJA → CLIQUE NO BOTÃO “MAIS” → PROCESSAR → LOG DE DADOS INCOMPLETOS (pra verificar se todos os campos foram preenchidos) → GRAVAR → ANOTE O NUMERO DA ORDEM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VL01N → LOCAL DE EXPEDIÇÃO: MINHA FILIAL → DIGITE O NUMERO DA ORDEM → AVANÇAR → CLIQUE EM PICKING PARA CONFIRMAR A QUANTIDADE DE SAIDA → DIGITE A QUANTIDADE QUE SERÁ TRANSFERIDA → COM O PICKING COMPLETO, CLIQUE EM REGISTRAR SM PARA EFETUAR A BAIXA DO ESTOQUE → ANOTE O NUMERO DA REMESSA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VA03 → ALTERAR UMA ORDEM QUE FOI GRAVADA E FINALIZAR O PROCESSO DE REMESSA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IMPRIMIR NOTA: /n/</text:span>Avalara/ZTDER101 →  FORNECEDOR → nº NFE  →empresa 1000 → Doc. num: Nº documento original → EXECUTAR → SELECIONE A NOTA → EXIBIR NOTA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6">
          <table:table-cell table:style-name="ce63" office:value-type="string" calcext:value-type="string">
            <text:p>INVENTÁRIO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RIAR <text:s/>INVENTARIO COMU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01 → CENTRO → DEP:0001 → BLOQUEIO LANÇAMENTO → INCLUIR PRODUTOS → REGISTRAR → ANOTAR DOC. INVENTARI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MPRESSÃO DA FOLHA PARA CONTAGE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21 → DOC. INVENTARIO → EXECUTA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RIMEIRA DIGITAÇÃO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04 → DOC. INVENTARIO → DIGITAR AS QUANTIDADES CONTADAS → REGISTRA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EGAR EM CONT.ZERO PARA ITENS QUE NÃO FORAM ENCONTRADOS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VISUALIZAR E IMPRIMIR DIVERGÊNCIA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20 → DOC. INVENTARIO – EXECUTA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RECONTAR O INVENTARI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11 → DOC. INVENTARIO – REGISTRAR PARA EFETUAR A RECONTAGEM E GERAR NOVO DOC. INVENTARI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04 → DOC. INVENTARIO → DIGITAR AS QUANTIDADES CONTADAS → REGISTRA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TUALIZAR O INVENTARI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07 - DOC. INVENTARIO → REGISTRAR → ANOTAR MIG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I03 →EXIBIR DOC. INVENTARI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I02 → EXCLUIR INVENTÁRI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NVENTARIO MASSIVO (UPLOAD DO ARQUIVO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ZMM022 → LOCALIZAR O ARQUIVO → SELECIONAR → EXECUTAR → PERMITIR → SIM → FINALIZA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I23 → EXIBIR DADOS DO INVENTÁRI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24 – FILTRA INVENTÁRIO PENDENT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RECONTAGEM → MI05 → DOC. INVENTARIO → FAZER AS ALTERAÇÕES → REGISTRAR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1">
          <table:table-cell table:style-name="ce63" office:value-type="string" calcext:value-type="string">
            <text:p>Entrada de retorno de consert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J1B3N → TER O NUMERO DA NOTA DE SAIDA - PARA CONSULTAR O NUMERO DE REFERENCIA → Nº DOCUMENTO → MATCHCODE → FILTRAR A NOTA SAIDA → 02 CLIQUES NA LINHA DO MATERIAL → ANOTAR REF.DOC.ORIGE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VA01 → TIPO DE ORDEM Z411 → DOC. FATURAMENTO: REF.DOC.ORIGEM → REF.CLIENTE: NOTA-SERIE → DATA.REF.CLIENTE: EMISSÃO DA NOTA → CLICAR NA PASTINHA/LUPA → INFORME NOVAMENTE NOTA-SERIE → CONFERIR AS INFORMAÇÕES → GRAVAR → PROCESSAR → SELECIONAR → GRAVA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VF01 → TIPO DE ORDEM: Z411 → SELECIONAR → GRAVAR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J1B2N → INSERIR DOCNUM → DADOSNFE → INFORMAR CAMPO ALEATÓRIO → INFORMAR NA ABA MENSAGENS: RETORNO REFERENTE NF ORIGEM / DATA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6">
          <table:table-cell table:style-name="ce63" office:value-type="string" calcext:value-type="string">
            <text:p>EMITIR NOTA CUPONADA (converter cupom em nota fiscal) Antiga agenda 52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P → PARA CONSULTAR O CÓDIGO SAP DO CLIENT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RIAR A NOTA FISCAL (O CUPOM PRECISA ESTAR EM MÃOS)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YSIM/310 → EMPRESA: 1000 → LOJA: MINHA FILIAL → DATA DA VENDA → NUMERO DA VENDA: Nº CUPOM → AVANÇAR→ CLIENTE: CÓDIGO SAP DO COOPERADO → 02 CLIQUES NA PASTA COM O NUMERO DO MEU CENTRO, PARA VER OS ITENS DO CUPOM → DADOS ADICIONAIS (SE FOR NECESSÁRIO PREENCHER) → IMPRIMIR NF. ACOMPANHAMENTO → CONFIRMAR → ANOTAR O DOCNUM 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<text:span text:style-name="T1">IMPRIMIR NOTA: /n/</text:span>Avalara/ZTDER101 →  FORNECEDOR → nº NFE  →empresa 1000 → Doc. num: Nº documento original → EXECUTAR → SELECIONE A NOTA → EXIBIR NOTA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YSIM/335 → DEVOLUÇÃO DE CUPON / IMPRESSÃO DE VOUCH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YSIM/R270 → RELATÓRIO DE VOUCH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YSIM/272 → CONFERENCIA DO VOUCHER 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Nota de Doação (antiga 189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P → PARA CONSULTAR O CÓDIGO SAP DO CLIENT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VA01 → TIPO DE ORDEM: Z710 → <text:s/>EMISSOR DA ORDEM: Cód. SAP DO CLIENTE → MATERIAL → QUANT → CENTRO: MINHA LOJA → CLIQUE NO BOTÃO “MAIS” <text:s/>→PROCESSAR → LOG DE DADOS INCOMPLETOS → 02 CLIQUES NO CENTRO DE CUSTO → PREENCHER CENTRO DE CUSTO → ANOTE O NUMERO DA ORDEM</text:p>
          </table:table-cell>
          <table:table-cell table:number-columns-repeated="1023"/>
        </table:table-row>
        <table:table-row table:style-name="ro11">
          <table:table-cell table:number-columns-repeated="1024"/>
        </table:table-row>
        <table:table-row table:style-name="ro4">
          <table:table-cell office:value-type="string" calcext:value-type="string">
            <text:p>VL01N → LOCAL DE EXPEDIÇÃO: MINHA FILIAL → DIGITE O NUMERO DA ORDEM → AVANÇAR→ CLIQUE EM PICKING PARA CONFIRMAR A QUANTIDADE DE SAIDA → DIGITE A QUANTIDADE QUE SERÁ TRANSFERIDA→ COM O PICKING COMPLETO, CLIQUE EM REGISTRAR SM → ANOTE O NUMERO DA REMESS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/>(OBS.: NO CASO DE UM PRODUTO FILHO, O CAMPO QUANTIDADE É BLOQUEADO, VAI SAIR A QUANTIDADE NA NOTA, MAS TEM QUE FAZER A BAIXA DESTE ITEM <text:s/>NA MIGO – MOV.:521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VF01 → PARA EMITIR A NOTA → DIGITE OU MARQUE O NUMERO DA REMESSA → GRAVAR → CLICAR EM ICONE OCULOS <text:s/>→ CONTABILIDADE NOTA FISCAL BRASIL (2 CLIQUES) → COPIE DOCNU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F03 → VISUALIZAR O DOCNUM PARA EMITIR A NOTA → CONTABILIDADE NOTA FISCAL BRASIL (2 CLIQUES) → COPIE DOCNU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VA03 → ALTERAR UMA ORDEM QUE FOI GRAVADA E FINALIZAR O PROCESSO DE REMESSA</text:p>
          </table:table-cell>
          <table:table-cell table:number-columns-repeated="1023"/>
        </table:table-row>
        <table:table-row table:style-name="ro8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IMPRIMIR NOTA: /n/</text:span>Avalara/ZTDER101 →  FORNECEDOR → nº NFE  →empresa 1000 → Doc. num: Nº documento original → EXECUTAR → SELECIONE A NOTA → EXIBIR NOT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CONSULTAS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MATGRP03 → CONSULTAR N´S HIERARQUICOS PARA ALTERAR PLANILHA DO INVENTÁRIO MASSIVO ( C1 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MBE → <text:s/>CONSULTA DE ESTOQU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M43 <text:s/>→ (INCLUSÃO / CONSULTA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B52 <text:s/>→ (LISTAGEM ) → REPRESENTAÇÃO NÃO HIERARQUICA → LAYOU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B51 <text:s/>→ (ULTIMAS MOVIMENTAÇÕES) → <text:s/>LISTA PLANA → LAYOU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R4 → Consulta um documento pelo numero da MIR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B5T → FILTRA PEDIDOS PENDENTES (DA PRA CONSULTAR PEDIDOS QUE OUTRAS FILIAIS FIZERAM E AINDA NÃO FOI ATENDIDO OU VICE VERSA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M12 → <text:s/>DESBLOQUEIO (No caso de queda de sistema, quando volta sua nota fica bloqueada, ou quando outro usuario está bloqueando 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2L → descobrir o numero do PEDID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05 → CONSULTAR ORDEM EMITIDA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03 → ALTERAR UMA ORDEM QUE FOI GRAVADA E FINALIZAR O PROCESSO DE REMESSA</text:p>
          </table:table-cell>
          <table:table-cell table:number-columns-repeated="1023"/>
        </table:table-row>
        <table:table-row table:style-name="ro2" table:visibility="collapse">
          <table:table-cell table:number-columns-repeated="1024"/>
        </table:table-row>
        <table:table-row table:style-name="ro12">
          <table:table-cell office:value-type="string" calcext:value-type="string">
            <text:p><text:span text:style-name="T3">Exemplo de numeração de documentos →ORDEM</text:span> (13706)    ----    remessa (80010058)     ----   FATURA (90020062)    ----   docnum (2472546)    ----   pedido (4500189564)   ----   miro (5105789457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rir chamado com PRINT da tela do SAP, solicitando liberações para transaçõ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PERCARE <text:s/>- <text:s/>I9 SAP FI <text:s/>- <text:s/>nome, prontuario, cpf, cargo, superior, e-mail <text:s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oios: SUELEN ROBERTA; SILVIA SATO; SERGIO ALVES; MARCIA DELAMARQUE; FABRICI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 table:number-rows-repeated="27">
          <table:table-cell table:style-name="Default"/>
          <table:table-cell table:number-columns-repeated="1023"/>
        </table:table-row>
        <table:table-row table:style-name="ro2" table:number-rows-repeated="10483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RO" table:style-name="ta1">
        <office:forms form:automatic-focus="false" form:apply-design-mode="false"/>
        <table:table-column table:style-name="co3" table:default-cell-style-name="ce65"/>
        <table:table-column table:style-name="co4" table:default-cell-style-name="Default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4"/>
        <table:table-row table:style-name="ro1">
          <table:table-cell table:style-name="ce13" office:value-type="string" calcext:value-type="string">
            <text:p>Tipo de lançamento</text:p>
          </table:table-cell>
          <table:table-cell table:style-name="ce17" office:value-type="string" calcext:value-type="string">
            <text:p>Operação</text:p>
          </table:table-cell>
          <table:table-cell table:style-name="ce17" office:value-type="string" calcext:value-type="string">
            <text:p>Doc. Ref.</text:p>
          </table:table-cell>
          <table:table-cell table:style-name="ce17" office:value-type="string" calcext:value-type="string">
            <text:p>Movimento</text:p>
          </table:table-cell>
          <table:table-cell table:style-name="ce17" office:value-type="string" calcext:value-type="string">
            <text:p>Depósito</text:p>
          </table:table-cell>
          <table:table-cell table:style-name="ce22" office:value-type="string" calcext:value-type="string">
            <text:p>Imposto</text:p>
          </table:table-cell>
          <table:table-cell table:style-name="ce13" office:value-type="string" calcext:value-type="string">
            <text:p>Passo a Passo</text:p>
          </table:table-cell>
        </table:table-row>
        <table:table-row table:style-name="ro13">
          <table:table-cell table:style-name="ce12" office:value-type="string" calcext:value-type="string">
            <text:p>Baixa Alimentos (antiga 246)</text:p>
          </table:table-cell>
          <table:table-cell table:style-name="ce7" office:value-type="string" calcext:value-type="string">
            <text:p>Saída</text:p>
          </table:table-cell>
          <table:table-cell table:style-name="ce7" office:value-type="string" calcext:value-type="string">
            <text:p>Outros</text:p>
          </table:table-cell>
          <table:table-cell table:style-name="ce7" office:value-type="string" calcext:value-type="string">
            <text:p>Z17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style-name="ce12" office:value-type="string" calcext:value-type="string">
            <text:p>MATERIAL→QUANT→OD→ CENTRO: 1003→ DEP: 0001→ CENTRO DE CUSTO → REGISTRAR→ Anotar numero da migo</text:p>
          </table:table-cell>
        </table:table-row>
        <table:table-row table:style-name="ro13">
          <table:table-cell table:style-name="ce12" office:value-type="string" calcext:value-type="string">
            <text:p>Baixa de Estoque – PERDAS (antiga 571)</text:p>
          </table:table-cell>
          <table:table-cell table:style-name="ce7" office:value-type="string" calcext:value-type="string">
            <text:p>Saída</text:p>
          </table:table-cell>
          <table:table-cell table:style-name="ce7" office:value-type="string" calcext:value-type="string">
            <text:p>Outros</text:p>
          </table:table-cell>
          <table:table-cell table:style-name="ce7" office:value-type="string" calcext:value-type="string">
            <text:p>Z43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<text:s text:c="9"/>S0 – GERAL <text:s text:c="75"/>A0 - <text:s/>se for produção </text:p>
          </table:table-cell>
          <table:table-cell table:style-name="ce12" office:value-type="string" calcext:value-type="string">
            <text:p>MIGO → Saida de mercadorias → Outros → mov. Z43 → Material → quant → od → meu centro → dep. 0001 → motivo da baixa → imposto: S0 → registro – anote o numero → MIGO → EXIBIR → Doc. de Material: Numero de registro → nota fiscal → anote o doc.num → AvalaraZTDER101 → <text:s/>preencher empresa → doc.num → executar → selecionar nota → exibir danfe → imprimir nota</text:p>
          </table:table-cell>
        </table:table-row>
        <table:table-row table:style-name="ro13">
          <table:table-cell table:style-name="ce12" office:value-type="string" calcext:value-type="string">
            <text:p>Baixa EPI / Uniforme / Gimba (não revenda)</text:p>
          </table:table-cell>
          <table:table-cell table:style-name="ce7" office:value-type="string" calcext:value-type="string">
            <text:p>Saída</text:p>
          </table:table-cell>
          <table:table-cell table:style-name="ce7" office:value-type="string" calcext:value-type="string">
            <text:p>Outros</text:p>
          </table:table-cell>
          <table:table-cell table:style-name="ce7" office:value-type="float" office:value="201" calcext:value-type="float">
            <text:p>201</text:p>
          </table:table-cell>
          <table:table-cell table:style-name="ce7"/>
          <table:table-cell table:style-name="ce9"/>
          <table:table-cell table:style-name="ce12" office:value-type="string" calcext:value-type="string">
            <text:p>MIGO →Saida <text:s/>de mercadoria →outors → movimento 201 <text:s/>→ MATERIAL: inicia com 40000****→QUANT→ OD→ CENTRO: 1003→ DEP: almx→ CENTRO DE CUSTO →Verificar → REGISTRAR→ Anotar numero da migo →Migo→ EXIBIR→ numero da migo <text:s/>→em info.doc (quem fez a baixa)</text:p>
          </table:table-cell>
        </table:table-row>
        <table:table-row table:style-name="ro13">
          <table:table-cell table:style-name="ce12" office:value-type="string" calcext:value-type="string">
            <text:p>Baixa não alimento (antiga 244)</text:p>
          </table:table-cell>
          <table:table-cell table:style-name="ce7" office:value-type="string" calcext:value-type="string">
            <text:p>Saída</text:p>
          </table:table-cell>
          <table:table-cell table:style-name="ce7" office:value-type="string" calcext:value-type="string">
            <text:p>Outros</text:p>
          </table:table-cell>
          <table:table-cell table:style-name="ce7" office:value-type="string" calcext:value-type="string">
            <text:p>Z53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style-name="ce12" office:value-type="string" calcext:value-type="string">
            <text:p>MIGO →Saida <text:s/>de mercadoria →outros → movimento Z53 → MATERIAL→QUANT→ OD→ CENTRO: 1003→ DEP: 0001→ CENTRO DE CUSTO → REGISTRAR→ Anotar numero da migo → Migo→ EXIBIR→ numero da migo → nota fiscal → Anote o doc.num → em info.doc (quem fez a baixa)</text:p>
          </table:table-cell>
        </table:table-row>
        <table:table-row table:style-name="ro13">
          <table:table-cell table:style-name="ce12" office:value-type="string" calcext:value-type="string">
            <text:p>Desmontagem de Cesta Básica</text:p>
          </table:table-cell>
          <table:table-cell table:style-name="ce12" office:value-type="string" calcext:value-type="string">
            <text:p>Transferência</text:p>
          </table:table-cell>
          <table:table-cell table:style-name="ce9" office:value-type="string" calcext:value-type="string">
            <text:p>Outros</text:p>
          </table:table-cell>
          <table:table-cell table:style-name="ce9" office:value-type="float" office:value="318" calcext:value-type="float">
            <text:p>318</text:p>
          </table:table-cell>
          <table:table-cell table:style-name="ce9" office:value-type="string" calcext:value-type="string">
            <text:p>De 1 para 1</text:p>
          </table:table-cell>
          <table:table-cell table:style-name="ce9"/>
          <table:table-cell table:style-name="ce12" office:value-type="string" calcext:value-type="string">
            <text:p>MIGO → TRANSFERENCIA → OUTROS → MOV. 317 → CENTRO → <text:s/>DEPOSITO DE ORIGEM: 0001 → DEPÓSITO DESTINO → 0001 → MATERIAL → QUANTIDADE </text:p>
          </table:table-cell>
        </table:table-row>
        <table:table-row table:style-name="ro13">
          <table:table-cell table:style-name="ce12" office:value-type="string" calcext:value-type="string">
            <text:p>Devolução de Pallet <text:s/>(antiga 638)</text:p>
          </table:table-cell>
          <table:table-cell table:style-name="ce7" office:value-type="string" calcext:value-type="string">
            <text:p>Saída</text:p>
          </table:table-cell>
          <table:table-cell table:style-name="ce7" office:value-type="string" calcext:value-type="string">
            <text:p>Outros</text:p>
          </table:table-cell>
          <table:table-cell table:style-name="ce7" office:value-type="string" calcext:value-type="string">
            <text:p>Z15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C0</text:p>
          </table:table-cell>
          <table:table-cell table:style-name="ce12" office:value-type="string" calcext:value-type="string">
            <text:p>Quant → OD → meu centro → dep.0004 → parceiro → forn. Destino → Imposto → C0 → valor dos pallets <text:s/>→ nota fiscal → voltar → verificar → Registrar</text:p>
          </table:table-cell>
        </table:table-row>
        <table:table-row table:style-name="ro13">
          <table:table-cell table:style-name="ce12" office:value-type="string" calcext:value-type="string">
            <text:p>Entrada – Produção (antiga 163)</text:p>
          </table:table-cell>
          <table:table-cell table:style-name="ce7" office:value-type="string" calcext:value-type="string">
            <text:p>Entrada</text:p>
          </table:table-cell>
          <table:table-cell table:style-name="ce7" office:value-type="string" calcext:value-type="string">
            <text:p>Outros</text:p>
          </table:table-cell>
          <table:table-cell table:style-name="ce7" office:value-type="float" office:value="521" calcext:value-type="float">
            <text:p>521</text:p>
          </table:table-cell>
          <table:table-cell table:style-name="ce7"/>
          <table:table-cell table:style-name="ce9"/>
          <table:table-cell table:style-name="ce12" office:value-type="string" calcext:value-type="string">
            <text:p>MIGO →Entrada <text:s/>de mercadoria →outros → movimento 521 → MATERIAL→QUANT→ OD→ CENTRO: 1003→ DEP: 0001→ REGISTRAR→ Anotar numero da migo → Migo→ EXIBIR→ numero da migo → nota fiscal → Anote o doc.num → em info.doc (quem fez a baixa)</text:p>
          </table:table-cell>
        </table:table-row>
        <table:table-row table:style-name="ro13">
          <table:table-cell table:style-name="ce12" office:value-type="string" calcext:value-type="string">
            <text:p>Entrada – Transferencia entre lojas (antiga 20 – 567)</text:p>
          </table:table-cell>
          <table:table-cell table:style-name="ce7" office:value-type="string" calcext:value-type="string">
            <text:p>Entrada</text:p>
          </table:table-cell>
          <table:table-cell table:style-name="ce7" office:value-type="string" calcext:value-type="string">
            <text:p>Entrega</text:p>
          </table:table-cell>
          <table:table-cell table:style-name="ce7" office:value-type="float" office:value="861" calcext:value-type="float">
            <text:p>861</text:p>
          </table:table-cell>
          <table:table-cell table:style-name="ce7"/>
          <table:table-cell table:style-name="ce9"/>
          <table:table-cell table:style-name="ce12" office:value-type="string" calcext:value-type="string">
            <text:p>Migo → Entrada → outros → N° de Remessa→ Clicar para verificar: QUANT – OD – PARCEIRO – CLC → Marcar item – OK – Registrar → Anotar numero da migo → MIGO → Exibir → <text:s/>Doc. Material → n° MIGO → Clicar em nota fiscal e confirmar STATUS AUTORIZADO → Nota atualizada</text:p>
          </table:table-cell>
        </table:table-row>
        <table:table-row table:style-name="ro14">
          <table:table-cell table:style-name="ce12" office:value-type="string" calcext:value-type="string">
            <text:p>Entrada de Comodato</text:p>
          </table:table-cell>
          <table:table-cell table:style-name="ce7" office:value-type="string" calcext:value-type="string">
            <text:p>Entrada</text:p>
          </table:table-cell>
          <table:table-cell table:style-name="ce7" office:value-type="string" calcext:value-type="string">
            <text:p>Outros</text:p>
          </table:table-cell>
          <table:table-cell table:style-name="ce7" office:value-type="string" calcext:value-type="string">
            <text:p>Z05</text:p>
          </table:table-cell>
          <table:table-cell table:style-name="ce7" office:value-type="string" calcext:value-type="string">
            <text:p>COMD</text:p>
          </table:table-cell>
          <table:table-cell table:style-name="ce9" office:value-type="string" calcext:value-type="string">
            <text:p>CA</text:p>
          </table:table-cell>
          <table:table-cell table:style-name="ce12" office:value-type="string" calcext:value-type="string">
            <text:p>Reqisição de Compras no FIORI --- Entrada de Mercadorias / Outros / transação Z05 / data do documento (emissão)/ nota material = nota-série (ex.: 897-3) / Material / Quantidade / OD (centro e depósito comd) / Parceiro (fornecedor) / Imposto (CA – mont base VALOR) / Clicar em NOTA FISCAL / Clicar em Dados NFE / ENTER (atualiza a tela) Preencher campo aleatório / Confirmar FRETE = 0 /Preencher campo aleatório / Confirmar o ultimo digito e FRETE = 0 / Voltar para tela anterior / ENTER (atualiza a tela) – Registrar</text:p>
          </table:table-cell>
        </table:table-row>
        <table:table-row table:style-name="ro13">
          <table:table-cell table:style-name="ce12" office:value-type="string" calcext:value-type="string">
            <text:p>Entrada de EPI / Uniforme</text:p>
          </table:table-cell>
          <table:table-cell table:style-name="ce7" office:value-type="string" calcext:value-type="string">
            <text:p>Entrada</text:p>
          </table:table-cell>
          <table:table-cell table:style-name="ce7" office:value-type="string" calcext:value-type="string">
            <text:p>Outros</text:p>
          </table:table-cell>
          <table:table-cell table:style-name="ce7" office:value-type="float" office:value="861" calcext:value-type="float">
            <text:p>861</text:p>
          </table:table-cell>
          <table:table-cell table:style-name="ce7"/>
          <table:table-cell table:style-name="ce9"/>
          <table:table-cell table:style-name="ce12" office:value-type="string" calcext:value-type="string">
            <text:p>entrada de mercadoria / entrega / n° ordem / transação 861 / OD861 / marcar todos itens</text:p>
          </table:table-cell>
        </table:table-row>
        <table:table-row table:style-name="ro13">
          <table:table-cell table:style-name="ce12" office:value-type="string" calcext:value-type="string">
            <text:p>Entrada Pallet <text:s/>(antiga 338)</text:p>
          </table:table-cell>
          <table:table-cell table:style-name="ce7" office:value-type="string" calcext:value-type="string">
            <text:p>Entrada</text:p>
          </table:table-cell>
          <table:table-cell table:style-name="ce7" office:value-type="string" calcext:value-type="string">
            <text:p>Outros</text:p>
          </table:table-cell>
          <table:table-cell table:style-name="ce7" office:value-type="string" calcext:value-type="string">
            <text:p>Z13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C0</text:p>
          </table:table-cell>
          <table:table-cell table:style-name="ce12" office:value-type="string" calcext:value-type="string">
            <text:p><text:span text:style-name="T5">nota material: numero-serie</text:span><text:span text:style-name="T6"> → </text:span>MATERIAL→QUANT→valor total do item OD→ CENTRO: 1003→ DEP: 0004→ CENTRO DE CUSTO → Parceiro: emitente → imposto c0 → mont base: valor da nota fiscal Clicar em nota fiscal→ DadosNFE→ preencher numero aleatório→ voltar  → Verificar entrada → REGISTRAR→ Anotar numero da migo</text:p>
          </table:table-cell>
        </table:table-row>
        <table:table-row table:style-name="ro13">
          <table:table-cell table:style-name="ce12" office:value-type="string" calcext:value-type="string">
            <text:p>Fazer baixa de produto <text:span text:style-name="T4">FILHO, quando bloqueado para picking</text:span></text:p>
          </table:table-cell>
          <table:table-cell table:style-name="ce7" office:value-type="string" calcext:value-type="string">
            <text:p>Saída</text:p>
          </table:table-cell>
          <table:table-cell table:style-name="ce7" office:value-type="string" calcext:value-type="string">
            <text:p>Outros</text:p>
          </table:table-cell>
          <table:table-cell table:style-name="ce7" office:value-type="float" office:value="251" calcext:value-type="float">
            <text:p>251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style-name="ce12" office:value-type="string" calcext:value-type="string">
            <text:p>c.c 3000</text:p>
          </table:table-cell>
        </table:table-row>
        <table:table-row table:style-name="ro13">
          <table:table-cell table:style-name="ce12" office:value-type="string" calcext:value-type="string">
            <text:p>Montagem de Cesta Básica</text:p>
          </table:table-cell>
          <table:table-cell table:style-name="ce12" office:value-type="string" calcext:value-type="string">
            <text:p>Transferência</text:p>
          </table:table-cell>
          <table:table-cell table:style-name="ce9" office:value-type="string" calcext:value-type="string">
            <text:p>Outros</text:p>
          </table:table-cell>
          <table:table-cell table:style-name="ce9" office:value-type="float" office:value="317" calcext:value-type="float">
            <text:p>317</text:p>
          </table:table-cell>
          <table:table-cell table:style-name="ce9" office:value-type="string" calcext:value-type="string">
            <text:p>De 1 para 1</text:p>
          </table:table-cell>
          <table:table-cell table:style-name="ce9"/>
          <table:table-cell table:style-name="ce12" office:value-type="string" calcext:value-type="string">
            <text:p>MIGO → TRANSFERENCIA → OUTROS → MOV. 317 → CENTRO → <text:s/>DEPOSITO DE ORIGEM: 0001 → DEPÓSITO DESTINO → 0001 → MATERIAL → QUANTIDADE </text:p>
          </table:table-cell>
        </table:table-row>
        <table:table-row table:style-name="ro15">
          <table:table-cell table:style-name="ce12" office:value-type="string" calcext:value-type="string">
            <text:p>Requisição de Insumos (antiga 247)</text:p>
          </table:table-cell>
          <table:table-cell table:style-name="ce7" office:value-type="string" calcext:value-type="string">
            <text:p>Saída</text:p>
          </table:table-cell>
          <table:table-cell table:style-name="ce7" office:value-type="string" calcext:value-type="string">
            <text:p>Outros</text:p>
          </table:table-cell>
          <table:table-cell table:style-name="ce7" office:value-type="string" calcext:value-type="string">
            <text:p>Z68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style-name="ce12" office:value-type="string" calcext:value-type="string">
            <text:p>MIGO →Saida <text:s/>de mercadoria →outros → movimento Z68 → MATERIAL→QUANT→ OD→ CENTRO: 1003→ DEP: 0001→ REGISTRAR→ Anotar numero da migo → Migo→ EXIBIR→ numero da migo → nota fiscal → Anote o doc.num → em info.doc (quem fez a baixa)</text:p>
          </table:table-cell>
        </table:table-row>
        <table:table-row table:style-name="ro16">
          <table:table-cell table:style-name="ce12" office:value-type="string" calcext:value-type="string">
            <text:p>Transferir para o depósito de TROCAS (Notificar)</text:p>
          </table:table-cell>
          <table:table-cell table:style-name="ce7" office:value-type="string" calcext:value-type="string">
            <text:p>Transferência</text:p>
          </table:table-cell>
          <table:table-cell table:style-name="ce7" office:value-type="string" calcext:value-type="string">
            <text:p>Outros</text:p>
          </table:table-cell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De 1 para 3</text:p>
          </table:table-cell>
          <table:table-cell table:style-name="ce9"/>
          <table:table-cell table:style-name="ce12" office:value-type="string" calcext:value-type="string">
            <text:p>MIGO → TRANSFERENCIA → OUTROS → MOV. 311 → DEPOSITO DE ORIGEM: 0001 → DEPÓSITO DESTINO → 0003 → MATERIAL → QUANTIDADE → <text:s/>ONDE → MOTIVO DO MOVIMENTO</text:p>
          </table:table-cell>
        </table:table-row>
        <table:table-row table:style-name="ro17">
          <table:table-cell table:style-name="ce12" office:value-type="string" calcext:value-type="string">
            <text:p>Vizualizar lançamentos</text:p>
          </table:table-cell>
          <table:table-cell table:style-name="ce7" office:value-type="string" calcext:value-type="string">
            <text:p>Exibir</text:p>
          </table:table-cell>
          <table:table-cell table:style-name="ce7" table:number-columns-repeated="3"/>
          <table:table-cell table:style-name="ce9"/>
          <table:table-cell table:style-name="ce12" office:value-type="string" calcext:value-type="string">
            <text:p>em info.doc (quem fez O LANÇAMENTO ---- <text:s text:c="2"/>Os itens que foram lançados <text:s text:c="2"/>---- <text:s text:c="2"/>e outras informações</text:p>
          </table:table-cell>
        </table:table-row>
        <table:table-row table:style-name="ro2" table:number-rows-repeated="104855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Emissão nf." table:style-name="ta1">
        <office:forms form:automatic-focus="false" form:apply-design-mode="false"/>
        <table:table-column table:style-name="co10" table:default-cell-style-name="ce65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2" table:number-columns-repeated="1020" table:default-cell-style-name="ce65"/>
        <table:table-row table:style-name="ro18">
          <table:table-cell table:style-name="ce81" office:value-type="string" calcext:value-type="string">
            <text:p>TIPO DE NOTA:</text:p>
          </table:table-cell>
          <table:table-cell table:style-name="ce92" office:value-type="string" calcext:value-type="string">
            <text:p>REFERENCIA</text:p>
          </table:table-cell>
          <table:table-cell table:style-name="ce92" office:value-type="string" calcext:value-type="string">
            <text:p>TIPO DE ORDEM</text:p>
          </table:table-cell>
          <table:table-cell table:style-name="ce92" office:value-type="string" calcext:value-type="string">
            <text:p>CAMPO EXTRA</text:p>
          </table:table-cell>
          <table:table-cell table:style-name="ce98" table:number-columns-repeated="1020"/>
        </table:table-row>
        <table:table-row table:style-name="ro19">
          <table:table-cell table:style-name="ce14" office:value-type="string" calcext:value-type="string">
            <text:p>VENDA À VISTA</text:p>
          </table:table-cell>
          <table:table-cell table:style-name="ce23" office:value-type="string" calcext:value-type="string">
            <text:p>ANTIGA 642</text:p>
          </table:table-cell>
          <table:table-cell table:style-name="ce23" office:value-type="string" calcext:value-type="string">
            <text:p>Z120</text:p>
          </table:table-cell>
          <table:table-cell table:style-name="ce23" office:value-type="string" calcext:value-type="string">
            <text:p>Cond. Pagto 0001</text:p>
          </table:table-cell>
          <table:table-cell table:style-name="ce99" table:number-columns-repeated="1020"/>
        </table:table-row>
        <table:table-row table:style-name="ro19">
          <table:table-cell table:style-name="ce14" office:value-type="string" calcext:value-type="string">
            <text:p>VENDA À PRAZO</text:p>
          </table:table-cell>
          <table:table-cell table:style-name="ce23" office:value-type="string" calcext:value-type="string">
            <text:p>ANTIGA 523</text:p>
          </table:table-cell>
          <table:table-cell table:style-name="ce23" office:value-type="string" calcext:value-type="string">
            <text:p>Z130</text:p>
          </table:table-cell>
          <table:table-cell table:style-name="ce23" office:value-type="string" calcext:value-type="string">
            <text:p><text:span text:style-name="T7">Cond. Pagto: </text:span>Y030                                    ***   (ou ordem da liderança)</text:p>
          </table:table-cell>
          <table:table-cell table:style-name="ce99" table:number-columns-repeated="1020"/>
        </table:table-row>
        <table:table-row table:style-name="ro19">
          <table:table-cell table:style-name="ce14" office:value-type="string" calcext:value-type="string">
            <text:p>VENDA GRANDE VOLUME</text:p>
          </table:table-cell>
          <table:table-cell table:style-name="ce23"/>
          <table:table-cell table:style-name="ce23" office:value-type="string" calcext:value-type="string">
            <text:p>Z150</text:p>
          </table:table-cell>
          <table:table-cell table:style-name="ce23" office:value-type="string" calcext:value-type="string">
            <text:p>Cond. Pagto 0001</text:p>
          </table:table-cell>
          <table:table-cell table:style-name="ce99" table:number-columns-repeated="1020"/>
        </table:table-row>
        <table:table-row table:style-name="ro19">
          <table:table-cell table:style-name="ce14" office:value-type="string" calcext:value-type="string">
            <text:p>DOAÇÃO (ORG. PUBLICO)</text:p>
          </table:table-cell>
          <table:table-cell table:style-name="ce23" office:value-type="string" calcext:value-type="string">
            <text:p>ANTIGA 189</text:p>
          </table:table-cell>
          <table:table-cell table:style-name="ce23" office:value-type="string" calcext:value-type="string">
            <text:p>Z700</text:p>
          </table:table-cell>
          <table:table-cell table:style-name="ce23" office:value-type="string" calcext:value-type="string">
            <text:p>Centro de custo: 3000</text:p>
          </table:table-cell>
          <table:table-cell table:style-name="ce99" table:number-columns-repeated="1020"/>
        </table:table-row>
        <table:table-row table:style-name="ro19">
          <table:table-cell table:style-name="ce14" office:value-type="string" calcext:value-type="string">
            <text:p>DOAÇÃO (DE OLHO NA VALIDADE)</text:p>
          </table:table-cell>
          <table:table-cell table:style-name="ce23" office:value-type="string" calcext:value-type="string">
            <text:p>ANTIGA 189</text:p>
          </table:table-cell>
          <table:table-cell table:style-name="ce23" office:value-type="string" calcext:value-type="string">
            <text:p>Z710</text:p>
          </table:table-cell>
          <table:table-cell table:style-name="ce23" office:value-type="string" calcext:value-type="string">
            <text:p>Centro de custo: 3000</text:p>
          </table:table-cell>
          <table:table-cell table:style-name="ce99" table:number-columns-repeated="1020"/>
        </table:table-row>
        <table:table-row table:style-name="ro19">
          <table:table-cell table:style-name="ce14" office:value-type="string" calcext:value-type="string">
            <text:p>PREMIAÇÃO À COLABORADOR</text:p>
          </table:table-cell>
          <table:table-cell table:style-name="ce23"/>
          <table:table-cell table:style-name="ce23" office:value-type="string" calcext:value-type="string">
            <text:p>Z720</text:p>
          </table:table-cell>
          <table:table-cell table:style-name="ce23" office:value-type="string" calcext:value-type="string">
            <text:p>Centro de custo: <text:s text:c="22"/>(informado pela gerência)</text:p>
          </table:table-cell>
          <table:table-cell table:style-name="ce99" table:number-columns-repeated="1020"/>
        </table:table-row>
        <table:table-row table:style-name="ro19">
          <table:table-cell table:style-name="ce14" office:value-type="string" calcext:value-type="string">
            <text:p>REPOSIÇÃO DE ITEM ESTRAGADO OU ROUBADO</text:p>
          </table:table-cell>
          <table:table-cell table:style-name="ce23"/>
          <table:table-cell table:style-name="ce23" office:value-type="string" calcext:value-type="string">
            <text:p>Z730</text:p>
          </table:table-cell>
          <table:table-cell table:style-name="ce23" office:value-type="string" calcext:value-type="string">
            <text:p>Centro de custo: 3000</text:p>
          </table:table-cell>
          <table:table-cell table:style-name="ce99" table:number-columns-repeated="1020"/>
        </table:table-row>
        <table:table-row table:style-name="ro19">
          <table:table-cell table:style-name="ce14" office:value-type="string" calcext:value-type="string">
            <text:p>TRANSFERENCIA SAP PARA RMS</text:p>
          </table:table-cell>
          <table:table-cell table:style-name="ce23" office:value-type="string" calcext:value-type="string">
            <text:p>ANTIGA 521</text:p>
          </table:table-cell>
          <table:table-cell table:style-name="ce23" office:value-type="string" calcext:value-type="string">
            <text:p>Z210</text:p>
          </table:table-cell>
          <table:table-cell table:style-name="ce23"/>
          <table:table-cell table:style-name="ce99" table:number-columns-repeated="1020"/>
        </table:table-row>
        <table:table-row table:style-name="ro12">
          <table:table-cell table:style-name="ce83"/>
          <table:table-cell table:style-name="ce94" table:number-columns-repeated="3"/>
          <table:table-cell table:style-name="ce98" table:number-columns-repeated="1020"/>
        </table:table-row>
        <table:table-row table:style-name="ro20">
          <table:table-cell table:style-name="ce84" office:value-type="string" calcext:value-type="string" table:number-columns-spanned="4" table:number-rows-spanned="1">
            <text:p>Atenção: O sistema permite alteração de valor dos itens, caso haja necessidade de fazer qualquer alteração de valor, consulte antes, sua <text:span text:style-name="T3">LIDERANÇA!</text:span></text:p>
          </table:table-cell>
          <table:covered-table-cell table:number-columns-repeated="3" table:style-name="ce95"/>
          <table:table-cell table:style-name="ce99" table:number-columns-repeated="1020"/>
        </table:table-row>
        <table:table-row table:style-name="ro21">
          <table:table-cell table:style-name="ce85" office:value-type="string" calcext:value-type="string" table:number-columns-spanned="4" table:number-rows-spanned="1">
            <text:p><text:s/>==========================Consultar código SAP do Cooperado ==========================</text:p>
          </table:table-cell>
          <table:covered-table-cell table:number-columns-repeated="3" table:style-name="ce96"/>
          <table:table-cell table:style-name="ce100" table:number-columns-repeated="1020"/>
        </table:table-row>
        <table:table-row table:style-name="ro22">
          <table:table-cell table:style-name="ce86" office:value-type="string" calcext:value-type="string" table:number-columns-spanned="4" table:number-rows-spanned="1">
            <text:p><text:span text:style-name="T4">BP</text:span> → Mudar o critério de pesquisa para CLIENTE SEGUNDO ATRIBUTOS → FILTRAR POR NOME → TERMO 1 {CPF OU CNPJ} → TERMO 2 {MATRICULA DO COOPERADO}</text:p>
          </table:table-cell>
          <table:covered-table-cell table:number-columns-repeated="3" table:style-name="ce96"/>
          <table:table-cell table:style-name="ce100" table:number-columns-repeated="1020"/>
        </table:table-row>
        <table:table-row table:style-name="ro2">
          <table:table-cell office:value-type="string" calcext:value-type="string">
            <text:p>Se não tiver cadastro, encaminhar ao atendimento para realizar o cadastro</text:p>
          </table:table-cell>
          <table:table-cell table:number-columns-repeated="1023"/>
        </table:table-row>
        <table:table-row table:style-name="ro21">
          <table:table-cell table:style-name="ce87" office:value-type="string" calcext:value-type="string" table:number-columns-spanned="4" table:number-rows-spanned="1">
            <text:p><text:s/>==========================Emitir a ordem ==========================</text:p>
          </table:table-cell>
          <table:covered-table-cell table:number-columns-repeated="3"/>
          <table:table-cell table:number-columns-repeated="1020"/>
        </table:table-row>
        <table:table-row table:style-name="ro23">
          <table:table-cell table:style-name="ce88" office:value-type="string" calcext:value-type="string" table:number-columns-spanned="4" table:number-rows-spanned="1">
            <text:p><text:span text:style-name="T7">VA01</text:span><text:span text:style-name="T8"> → </text:span><text:span text:style-name="T9">TIPO DE ORDEM</text:span><text:span text:style-name="T8">: { de acordo com a tabela acima}→  </text:span><text:span text:style-name="T9">ORG. VENDA</text:span><text:span text:style-name="T8">: 1000 → </text:span><text:span text:style-name="T9">CANAL</text:span><text:span text:style-name="T8">: 20 → </text:span><text:span text:style-name="T9">SETOR</text:span><text:span text:style-name="T8">: 10 → </text:span><text:span text:style-name="T9">AVANÇAR</text:span><text:span text:style-name="T8"> → </text:span><text:span text:style-name="T9">EMISSOR DA ORDEM</text:span><text:span text:style-name="T8">: {CÓDIGO SAP DO COOPERADO} →</text:span><text:span text:style-name="T9">No próximo passo, não dar ENTER (usa o mouse ou o TAB)</text:span><text:span text:style-name="T8"> → </text:span><text:span text:style-name="T9">MATERIAL</text:span><text:span text:style-name="T8"> → </text:span><text:span text:style-name="T9">QUANT</text:span><text:span text:style-name="T8"> → </text:span><text:span text:style-name="T9">CENTRO: MINHA LOJA → DÊ ENTER</text:span><text:span text:style-name="T8"> → CLIQUE NO BOTÃO “</text:span><text:span text:style-name="T9">MAIS</text:span><text:span text:style-name="T8">” → </text:span><text:span text:style-name="T9">PROCESSAR</text:span><text:span text:style-name="T8"> → </text:span><text:span text:style-name="T9">LOG DE DADOS INCOMPLETOS</text:span><text:span text:style-name="T10"> (pra verificar se todos os campos foram preenchidos) → se aparecer a tela do centro de custo → 02 CLIQUES NO CENTRO DE CUSTO → informe 3000</text:span> → GRAVAR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1">
          <table:table-cell table:style-name="ce87" office:value-type="string" calcext:value-type="string" table:number-columns-spanned="4" table:number-rows-spanned="1">
            <text:p><text:s/>==========================Fazer o PICKING, para confirmar as quantidades ==========================</text:p>
          </table:table-cell>
          <table:covered-table-cell table:number-columns-repeated="3"/>
          <table:table-cell table:number-columns-repeated="1020"/>
        </table:table-row>
        <table:table-row table:style-name="ro24">
          <table:table-cell table:style-name="ce88" office:value-type="string" calcext:value-type="string" table:number-columns-spanned="4" table:number-rows-spanned="1">
            <text:p><text:span text:style-name="T7">VL01N</text:span><text:span text:style-name="T8"> → </text:span><text:span text:style-name="T9">LOCAL DE EXPEDIÇÃO</text:span><text:span text:style-name="T8">: 1003 →</text:span><text:span text:style-name="T9"> AVANÇAR</text:span><text:span text:style-name="T8"> → CLIQUE EM </text:span><text:span text:style-name="T9">PICKING</text:span><text:span text:style-name="T8"> PARA CONFIRMAR A QUANTIDADE DE SAIDA (</text:span><text:span text:style-name="T9">tem que estar de acordo com a ordem, se não tiver, aguardar ajuste de estoque</text:span><text:span text:style-name="T8">) → </text:span><text:span text:style-name="T9">DIGITAR AS QUANTIDADES (alguns itens de perecíves não vão permitir a digitação, são PRODUTOS FILHOS)</text:span><text:span text:style-name="T10"> → SE O </text:span><text:span text:style-name="T9">STAT.GLOB.PICKING = “C” → </text:span><text:span text:style-name="T11">NÃO GRAVE, </text:span><text:span text:style-name="T12">CLIQUE EM REGISTRAR SM </text:span>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89" office:value-type="string" calcext:value-type="string" table:number-columns-spanned="4" table:number-rows-spanned="1">
            <text:p><text:s/>(OBS.: NO CASO DE UM PRODUTO FILHO, O CAMPO QUANTIDADE É BLOQUEADO, VAI SAIR A QUANTIDADE NA NOTA, MAS TEM QUE FAZER A BAIXA DESTE ITEM <text:s/>NA MIGO – MOV.:521)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1">
          <table:table-cell table:style-name="ce87" office:value-type="string" calcext:value-type="string" table:number-columns-spanned="4" table:number-rows-spanned="1">
            <text:p><text:s/>==========================Emitir a nota ==========================</text:p>
          </table:table-cell>
          <table:covered-table-cell table:number-columns-repeated="3"/>
          <table:table-cell table:number-columns-repeated="1020"/>
        </table:table-row>
        <table:table-row table:style-name="ro25">
          <table:table-cell table:style-name="ce88" office:value-type="string" calcext:value-type="string" table:number-columns-spanned="4" table:number-rows-spanned="1">
            <text:p><text:span text:style-name="T13">VF01 </text:span>→ PARA EMITIR A NOTA → DIGITE OU MARQUE O NUMERO DA REMESSA → GRAVAR → CLICAR EM ICONE OCULOS  → CONTABILIDADE → NOTA FISCAL BRASIL (2 CLIQUES) → COPIE DOCNUM</text:p>
          </table:table-cell>
          <table:covered-table-cell table:number-columns-repeated="3"/>
          <table:table-cell table:number-columns-repeated="1020"/>
        </table:table-row>
        <table:table-row table:style-name="ro25">
          <table:table-cell table:style-name="ce88" office:value-type="string" calcext:value-type="string" table:number-columns-spanned="4" table:number-rows-spanned="1">
            <text:p><text:span text:style-name="T13">VF03 </text:span>→ CASO PERCA O NUMERO GERADO, PESQUISAR COM ESSA TRANSAÇÃO, PARA  IMPRIMIR A NOTA</text:p>
          </table:table-cell>
          <table:covered-table-cell table:number-columns-repeated="3"/>
          <table:table-cell table:number-columns-repeated="1020"/>
        </table:table-row>
        <table:table-row table:style-name="ro5">
          <table:table-cell table:style-name="ce37" office:value-type="string" calcext:value-type="string" table:number-columns-spanned="4" table:number-rows-spanned="1">
            <text:p>No caso de alguma dificuldade para emissão da nota, sugerir ao cooperado a opção de envio por e-mail ou retirar depois (tirar cópia do cupom /pegar os dados do cooperado)</text:p>
          </table:table-cell>
          <table:covered-table-cell table:number-columns-repeated="3"/>
          <table:table-cell table:number-columns-repeated="1020"/>
        </table:table-row>
        <table:table-row table:style-name="ro21">
          <table:table-cell table:style-name="ce87" office:value-type="string" calcext:value-type="string" table:number-columns-spanned="4" table:number-rows-spanned="1">
            <text:p><text:s/>==========================Imprimir a nota ==========================</text:p>
          </table:table-cell>
          <table:covered-table-cell table:number-columns-repeated="3"/>
          <table:table-cell table:number-columns-repeated="1020"/>
        </table:table-row>
        <table:table-row table:style-name="ro25">
          <table:table-cell table:style-name="ce88" office:value-type="string" calcext:value-type="string" table:number-columns-spanned="4" table:number-rows-spanned="1">
            <text:p><text:span text:style-name="T7">/n/</text:span><text:span text:style-name="T13">Avalara/ZTDER101 </text:span>→  FORNECEDOR → nº NFE  →empresa 1000 → Doc. num: Nº documento original → EXECUTAR → SELECIONE A NOTA → EXIBIR DANFE</text:p>
          </table:table-cell>
          <table:covered-table-cell table:number-columns-repeated="3" table:style-name="ce36"/>
          <table:table-cell table:number-columns-repeated="1020"/>
        </table:table-row>
        <table:table-row table:style-name="ro2">
          <table:table-cell table:style-name="ce36" table:number-columns-repeated="4"/>
          <table:table-cell table:number-columns-repeated="1020"/>
        </table:table-row>
        <table:table-row table:style-name="ro21">
          <table:table-cell table:style-name="ce87" office:value-type="string" calcext:value-type="string" table:number-columns-spanned="4" table:number-rows-spanned="1">
            <text:p><text:s/>==========================Outras transações úteis ==========================</text:p>
          </table:table-cell>
          <table:covered-table-cell table:number-columns-repeated="3"/>
          <table:table-cell table:number-columns-repeated="1020"/>
        </table:table-row>
        <table:table-row table:style-name="ro26">
          <table:table-cell table:style-name="ce88" office:value-type="string" calcext:value-type="string" table:number-columns-spanned="4" table:number-rows-spanned="1">
            <text:p><text:span text:style-name="T13">VA02</text:span> → MODIFICA UMA ORDEM</text:p>
          </table:table-cell>
          <table:covered-table-cell table:number-columns-repeated="3" table:style-name="ce36"/>
          <table:table-cell table:number-columns-repeated="1020"/>
        </table:table-row>
        <table:table-row table:style-name="ro25">
          <table:table-cell table:style-name="ce88" office:value-type="string" calcext:value-type="string" table:number-columns-spanned="4" table:number-rows-spanned="1">
            <text:p><text:span text:style-name="T13">VA03 </text:span>→ PESQUISA UMA ORDEM QUE FOI <text:span text:style-name="T14">GRAVADA</text:span> E FINALIZAR O PROCESSO DE REMESSA</text:p>
          </table:table-cell>
          <table:covered-table-cell table:number-columns-repeated="3" table:style-name="ce36"/>
          <table:table-cell table:number-columns-repeated="1020"/>
        </table:table-row>
        <table:table-row table:style-name="ro25">
          <table:table-cell table:style-name="ce88" office:value-type="string" calcext:value-type="string" table:number-columns-spanned="4" table:number-rows-spanned="1">
            <text:p><text:span text:style-name="T13">VA05 </text:span>→  PESQUISA E RELATÓRIO DE ORDENS</text:p>
          </table:table-cell>
          <table:covered-table-cell table:number-columns-repeated="3" table:style-name="ce36"/>
          <table:table-cell table:style-name="Default" table:number-columns-repeated="1020"/>
        </table:table-row>
        <table:table-row table:style-name="ro26">
          <table:table-cell table:style-name="ce91" office:value-type="string" calcext:value-type="string" table:number-columns-spanned="4" table:number-rows-spanned="1">
            <text:p><text:span text:style-name="T15">VL02N →</text:span><text:span text:style-name="T16"> </text:span><text:span text:style-name="T10">MODIFICA UMA ORDEM</text:span></text:p>
          </table:table-cell>
          <table:covered-table-cell table:number-columns-repeated="3" table:style-name="ce36"/>
          <table:table-cell table:number-columns-repeated="1020"/>
        </table:table-row>
        <table:table-row table:style-name="ro26">
          <table:table-cell table:style-name="ce91" office:value-type="string" calcext:value-type="string" table:number-columns-spanned="4" table:number-rows-spanned="1">
            <text:p><text:span text:style-name="T15">VL03 →</text:span><text:span text:style-name="T17">VIZUALIZAR UM DOCUMENTO</text:span></text:p>
          </table:table-cell>
          <table:covered-table-cell table:number-columns-repeated="3" table:style-name="ce36"/>
          <table:table-cell table:number-columns-repeated="1020"/>
        </table:table-row>
        <table:table-row table:style-name="ro26">
          <table:table-cell table:style-name="ce91" office:value-type="string" calcext:value-type="string" table:number-columns-spanned="4" table:number-rows-spanned="1">
            <text:p><text:span text:style-name="T15">VL05 →</text:span><text:span text:style-name="T16"> </text:span><text:span text:style-name="T10">PESQUISA E RELATÓRIO DE DOCUMENTOS</text:span></text:p>
          </table:table-cell>
          <table:covered-table-cell table:number-columns-repeated="3" table:style-name="ce36"/>
          <table:table-cell table:number-columns-repeated="1020"/>
        </table:table-row>
        <table:table-row table:style-name="ro26">
          <table:table-cell table:style-name="ce91" office:value-type="string" calcext:value-type="string" table:number-columns-spanned="4" table:number-rows-spanned="1">
            <text:p><text:span text:style-name="T15">VL09 →</text:span><text:span text:style-name="T17"> ESTORNA UMA REMESSA</text:span></text:p>
          </table:table-cell>
          <table:covered-table-cell table:number-columns-repeated="3" table:style-name="ce36"/>
          <table:table-cell table:number-columns-repeated="1020"/>
        </table:table-row>
        <table:table-row table:style-name="ro18" table:number-rows-repeated="1048532">
          <table:table-cell table:number-columns-repeated="1024"/>
        </table:table-row>
        <table:table-row table:style-name="ro27" table:number-rows-repeated="7">
          <table:table-cell table:number-columns-repeated="1024"/>
        </table:table-row>
        <table:table-row table:style-name="ro27">
          <table:table-cell table:number-columns-repeated="1024"/>
        </table:table-row>
      </table:table>
      <table:named-expressions/>
      <table:database-ranges>
        <table:database-range table:name="__Anonymous_Sheet_DB__1" table:target-range-address="MIRO.A1:MIRO.G1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2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5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day/>
      <number:text>/</number:text>
      <number:month/>
      <number:text>/</number:text>
      <number:year number:style="long"/>
    </number:date-style>
    <number:date-style style:name="N118">
      <number:day/>
      <number:text>/</number:text>
      <number:month number:textual="true"/>
      <number:text>/</number:text>
      <number:year/>
    </number:date-style>
    <number:date-style style:name="N119">
      <number:day/>
      <number:text>/</number:text>
      <number:month number:textual="true"/>
    </number:date-style>
    <number:date-style style:name="N120">
      <number:month number:textual="true"/>
      <number:text>/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R$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9P0"/>
    </number:number-style>
    <number:number-style style:name="N10108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08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08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5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0">00/00/0000</text:date>, <text:time style:data-style-name="N2" text:time-value="08:11:41.85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8T20:17:12.898000000</meta:creation-date>
    <dc:date>2022-08-10T08:29:15.658000000</dc:date>
    <meta:editing-duration>PT7H7M13S</meta:editing-duration>
    <meta:editing-cycles>21</meta:editing-cycles>
    <meta:generator>LibreOffice/7.2.6.2$Windows_X86_64 LibreOffice_project/b0ec3a565991f7569a5a7f5d24fed7f52653d754</meta:generator>
    <meta:document-statistic meta:table-count="3" meta:cell-count="293" meta:object-count="0"/>
  </office:meta>
</office:document-meta>
</file>